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5pt" style:text-underline-style="solid" style:text-underline-width="auto" style:text-underline-color="font-color" fo:font-weight="bold" officeooo:rsid="0000e763" officeooo:paragraph-rsid="0000e763" style:font-size-asian="13.1000003814697pt" style:font-weight-asian="bold" style:font-size-complex="15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0e763" officeooo:paragraph-rsid="0000e763" style:font-size-asian="13.1000003814697pt" style:font-weight-asian="bold" style:font-size-complex="15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0e763" officeooo:paragraph-rsid="0000e763" style:font-size-asian="13.1000003814697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IROS PASSOS EM CSS</text:p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11:09:57.715881810</meta:creation-date>
    <meta:generator>LibreOffice/7.3.5.2$Linux_X86_64 LibreOffice_project/30$Build-2</meta:generator>
    <dc:date>2022-08-23T11:11:14.746952898</dc:date>
    <meta:editing-duration>PT1M17S</meta:editing-duration>
    <meta:editing-cycles>1</meta:editing-cycles>
    <meta:document-statistic meta:table-count="0" meta:image-count="0" meta:object-count="0" meta:page-count="1" meta:paragraph-count="1" meta:word-count="4" meta:character-count="23" meta:non-whitespace-character-count="20"/>
  </office:meta>
</office:document-meta>
</file>